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qh92u0u2eymn"/>Consideration for Scaling</text:p>
      <text:p text:style-name="Heading_20_2"><text:bookmark text:name="_fgktt5bxoerm"/>Containerizing and load balancer</text:p>
      <text:p text:style-name="Standard">The application can be containerized and hosted using docker and kubernetes. And can be horizontally scaled using auto scaling or on demand. </text:p>
      <text:p text:style-name="Standard"/>
      <text:p text:style-name="Heading_20_2"><text:bookmark text:name="_x7q288k0ut87"/>Multi Region hosting</text:p>
      <text:p text:style-name="Standard">For better availability and and reducing latency can be hosted in multiple regions by considering the statics of usage.</text:p>
      <text:p text:style-name="Standard"/>
      <text:p text:style-name="Heading_20_2"><text:bookmark text:name="_gv9ds9y0izxr"/>DB Replicas</text:p>
      <text:p text:style-name="Standard">DB read-replicas need to be created to improve data retrieval time in case of distributed hosting.</text:p>
      <text:p text:style-name="Standard"/>
      <text:p text:style-name="Heading_20_2"><text:bookmark text:name="_33r9o6o6oywq"/>Web socket or server sent events for update</text:p>
      <text:p text:style-name="Standard">If the downstream api can communicate via websocket or server sent events or mq on data set update, it can reduce redundancy in api calls and can improve performance and data quality.</text:p>
      <text:p text:style-name="Standard"/>
      <text:p text:style-name="Heading_20_2"><text:bookmark text:name="_stqelrri6gsz"/>API Gateway</text:p>
      <text:p text:style-name="Standard">Api gateway can be configured for access control , rate control et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123" meta:character-count="751" meta:non-whitespace-character-count="638"/>
    <meta:generator>LibreOfficeDev/6.0.5.2$Linux_X86_64 LibreOffice_project/</meta:generator>
  </office:meta>
</office:document-meta>
</file>